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8f9" officeooo:paragraph-rsid="001998f9" style:font-weight-asian="bold" style:font-weight-complex="bold"/>
    </style:style>
    <style:style style:name="P2" style:family="paragraph" style:parent-style-name="Standard">
      <style:text-properties fo:font-weight="bold" officeooo:rsid="001b81de" officeooo:paragraph-rsid="001b81de" style:font-weight-asian="bold" style:font-weight-complex="bold"/>
    </style:style>
    <style:style style:name="P3" style:family="paragraph" style:parent-style-name="Standard">
      <style:text-properties fo:font-weight="normal" officeooo:rsid="001998f9" officeooo:paragraph-rsid="001998f9" style:font-weight-asian="normal" style:font-weight-complex="normal"/>
    </style:style>
    <style:style style:name="P4" style:family="paragraph" style:parent-style-name="Standard">
      <style:text-properties fo:font-weight="normal" officeooo:rsid="001b81de" officeooo:paragraph-rsid="001b81d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t char no in integer</text:p>
      <text:p text:style-name="P3">char a=’3’;</text:p>
      <text:p text:style-name="P3">int ans=a-’0’;</text:p>
      <text:p text:style-name="P2">Convert int no in char</text:p>
      <text:p text:style-name="P4">int a=3;</text:p>
      <text:p text:style-name="P4">char ans=a+’0’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7:34:49.622594486</meta:creation-date>
    <meta:generator>LibreOffice/7.3.7.2$Linux_X86_64 LibreOffice_project/30$Build-2</meta:generator>
    <dc:date>2024-03-03T19:41:26.281317257</dc:date>
    <meta:editing-duration>PT3M14S</meta:editing-duration>
    <meta:editing-cycles>2</meta:editing-cycles>
    <meta:document-statistic meta:table-count="0" meta:image-count="0" meta:object-count="0" meta:page-count="1" meta:paragraph-count="6" meta:word-count="18" meta:character-count="96" meta:non-whitespace-character-count="84"/>
  </office:meta>
</office:document-meta>
</file>